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1ea34" officeooo:paragraph-rsid="0021ea34"/>
    </style:style>
    <style:style style:name="P2" style:family="paragraph" style:parent-style-name="Standard">
      <style:paragraph-properties fo:text-align="justify" style:justify-single-word="false"/>
      <style:text-properties officeooo:rsid="0021ea34" officeooo:paragraph-rsid="0021ea34"/>
    </style:style>
    <style:style style:name="P3" style:family="paragraph" style:parent-style-name="Standard">
      <style:paragraph-properties fo:text-align="justify" style:justify-single-word="false"/>
      <style:text-properties officeooo:rsid="0021ea34" officeooo:paragraph-rsid="002491fb"/>
    </style:style>
    <style:style style:name="P4" style:family="paragraph" style:parent-style-name="Standard">
      <style:paragraph-properties fo:text-align="justify" style:justify-single-word="false"/>
      <style:text-properties officeooo:rsid="0021f650" officeooo:paragraph-rsid="0021f650"/>
    </style:style>
    <style:style style:name="P5" style:family="paragraph" style:parent-style-name="Standard">
      <style:paragraph-properties fo:text-align="justify" style:justify-single-word="false"/>
      <style:text-properties officeooo:rsid="00224f8a" officeooo:paragraph-rsid="00224f8a"/>
    </style:style>
    <style:style style:name="P6" style:family="paragraph" style:parent-style-name="Standard">
      <style:paragraph-properties fo:text-align="justify" style:justify-single-word="false"/>
      <style:text-properties officeooo:rsid="0024a82c" officeooo:paragraph-rsid="0024a82c"/>
    </style:style>
    <style:style style:name="P7" style:family="paragraph" style:parent-style-name="Standard">
      <style:paragraph-properties fo:text-align="justify" style:justify-single-word="false"/>
      <style:text-properties officeooo:rsid="0026818d" officeooo:paragraph-rsid="0026818d"/>
    </style:style>
    <style:style style:name="P8" style:family="paragraph" style:parent-style-name="Standard">
      <style:paragraph-properties fo:text-align="justify" style:justify-single-word="false"/>
      <style:text-properties officeooo:rsid="00280461" officeooo:paragraph-rsid="00280461"/>
    </style:style>
    <style:style style:name="P9" style:family="paragraph" style:parent-style-name="Standard">
      <style:text-properties fo:font-size="22pt" officeooo:rsid="0021ea34" officeooo:paragraph-rsid="0021ea34" style:font-size-asian="22pt" style:font-size-complex="22pt"/>
    </style:style>
    <style:style style:name="P10" style:family="paragraph" style:parent-style-name="Standard">
      <style:text-properties fo:font-size="20pt" officeooo:rsid="0021ea34" officeooo:paragraph-rsid="0021ea34" style:font-size-asian="20pt" style:font-size-complex="20pt"/>
    </style:style>
    <style:style style:name="P11" style:family="paragraph" style:parent-style-name="Standard">
      <style:paragraph-properties fo:text-align="justify" style:justify-single-word="false"/>
      <style:text-properties fo:font-size="18pt" officeooo:rsid="0024a82c" officeooo:paragraph-rsid="0024a82c" style:font-size-asian="18pt" style:font-size-complex="18pt"/>
    </style:style>
    <style:style style:name="P12" style:family="paragraph" style:parent-style-name="Standard">
      <style:text-properties fo:font-size="18pt" officeooo:rsid="00224f8a" officeooo:paragraph-rsid="00224f8a" style:font-size-asian="18pt" style:font-size-complex="18pt"/>
    </style:style>
    <style:style style:name="P13" style:family="paragraph" style:parent-style-name="Standard">
      <style:paragraph-properties fo:text-align="justify" style:justify-single-word="false"/>
      <style:text-properties officeooo:rsid="0021ea34" officeooo:paragraph-rsid="0021ea34"/>
    </style:style>
    <style:style style:name="P14" style:family="paragraph" style:parent-style-name="Standard">
      <style:paragraph-properties fo:text-align="justify" style:justify-single-word="false"/>
      <style:text-properties officeooo:rsid="002b9ed6" officeooo:paragraph-rsid="002b9ed6"/>
    </style:style>
    <style:style style:name="P15" style:family="paragraph" style:parent-style-name="Standard">
      <style:paragraph-properties fo:text-align="justify" style:justify-single-word="false"/>
      <style:text-properties officeooo:rsid="0021f650" officeooo:paragraph-rsid="0021f650"/>
    </style:style>
    <style:style style:name="P16" style:family="paragraph" style:parent-style-name="Standard">
      <style:text-properties officeooo:paragraph-rsid="0021f650"/>
    </style:style>
    <style:style style:name="T1" style:family="text">
      <style:text-properties officeooo:rsid="002376a7"/>
    </style:style>
    <style:style style:name="T2" style:family="text">
      <style:text-properties officeooo:rsid="002491fb"/>
    </style:style>
    <style:style style:name="T3" style:family="text">
      <style:text-properties officeooo:rsid="0024a82c"/>
    </style:style>
    <style:style style:name="T4" style:family="text">
      <style:text-properties officeooo:rsid="0026818d"/>
    </style:style>
    <style:style style:name="T5" style:family="text">
      <style:text-properties officeooo:rsid="00287cd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80461" style:font-weight-asian="bold" style:font-weight-complex="bold"/>
    </style:style>
    <style:style style:name="T8" style:family="text">
      <style:text-properties fo:font-weight="bold" officeooo:rsid="0026818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87cdd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officeooo:rsid="0029e34e"/>
    </style:style>
    <style:style style:name="T13" style:family="text">
      <style:text-properties officeooo:rsid="002b02ef"/>
    </style:style>
    <style:style style:name="T14" style:family="text">
      <style:text-properties officeooo:rsid="002b9e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istribuirani sistemi automatizacije – projekat</text:p>
      <text:p text:style-name="P1"/>
      <text:p text:style-name="P10">Naziv projekta: Pametna kuća</text:p>
      <text:p text:style-name="P1"/>
      <text:p text:style-name="P12">Uvod</text:p>
      <text:p text:style-name="P12"/>
      <text:p text:style-name="P5">U ovom projektnom zadatku <text:span text:style-name="T5">ć</text:span>emo poku<text:span text:style-name="T5">š</text:span>ati da implementiramo sistem pametne ku<text:span text:style-name="T5">ć</text:span>e. Cilj ovog projekta jeste da napravimo sistem koji <text:span text:style-name="T5">ć</text:span>e povezati <text:span text:style-name="T1">senzore (ulaz) </text:span><text:span text:style-name="T5">i</text:span><text:span text:style-name="T1"> aktuatore (izlaz). Sistem </text:span><text:span text:style-name="T5">ć</text:span><text:span text:style-name="T1">e biti povezan sa serverom te </text:span><text:span text:style-name="T5">ć</text:span><text:span text:style-name="T1">emo aktuatorima upravljati sa udaljenog mjesta. Podatke </text:span><text:span text:style-name="T5">ć</text:span><text:span text:style-name="T1">emo kupiti sa senzora </text:span><text:span text:style-name="T5">i</text:span><text:span text:style-name="T1"> slati ih na server. Dalje, podaci </text:span><text:span text:style-name="T5">ć</text:span><text:span text:style-name="T1">e se smje</text:span><text:span text:style-name="T5">š</text:span><text:span text:style-name="T1">tati u bazu podataka </text:span><text:span text:style-name="T5">i</text:span><text:span text:style-name="T1"> na osnovu prikupljenih podataka </text:span><text:span text:style-name="T5">ć</text:span><text:span text:style-name="T1">emo kreirati odgovaraju</text:span><text:span text:style-name="T5">ć</text:span><text:span text:style-name="T1">e dijagrame, </text:span><text:span text:style-name="T2">te na osnovu dijagrama mozemo donijeti neke zaklju</text:span><text:span text:style-name="T5">č</text:span><text:span text:style-name="T2">ke o promjenama u sistemu</text:span><text:span text:style-name="T1">. Aktuatorima </text:span><text:span text:style-name="T5">ć</text:span><text:span text:style-name="T1">emo upravljati </text:span><text:span text:style-name="T2">na osnovu podataka koje </text:span><text:span text:style-name="T5">ć</text:span><text:span text:style-name="T2">emo dobijati sa servera, odnosno, konkretno iz na</text:span><text:span text:style-name="T5">š</text:span><text:span text:style-name="T2">eg SCADA sistema, tj. sa udaljenog mjesta </text:span><text:span text:style-name="T5">ć</text:span><text:span text:style-name="T2">emo upravljati de</text:span><text:span text:style-name="T5">ša</text:span><text:span text:style-name="T2">vanjima unutar na</text:span><text:span text:style-name="T5">š</text:span><text:span text:style-name="T2">e ku</text:span><text:span text:style-name="T5">ć</text:span><text:span text:style-name="T2">e (npr. mo</text:span><text:span text:style-name="T5">ž</text:span><text:span text:style-name="T2">emo uklju</text:span><text:span text:style-name="T5">č</text:span><text:span text:style-name="T2">iti klimu, svjetlo, otvoriti gara</text:span><text:span text:style-name="T5">ž</text:span><text:span text:style-name="T2">u itd.).</text:span></text:p>
      <text:p text:style-name="P2"/>
      <text:p text:style-name="P3">Oprema koju <text:span text:style-name="T5">ć</text:span>emo koristiti se sastoji od:</text:p>
      <text:p text:style-name="P3"><text:span text:style-name="T2">1. </text:span><text:span text:style-name="T12">N</text:span>odeMCU – esp8266</text:p>
      <text:p text:style-name="P2"><text:span text:style-name="T2">2. </text:span><text:span text:style-name="T12">P</text:span>rovodnici (wires)</text:p>
      <text:p text:style-name="P2"><text:span text:style-name="T2">3. </text:span><text:span text:style-name="T12">F</text:span>otosenzor </text:p>
      <text:p text:style-name="P2"><text:span text:style-name="T2">4. </text:span><text:span text:style-name="T12">T</text:span>ermistor </text:p>
      <text:p text:style-name="P2"><text:span text:style-name="T2">5. </text:span><text:span text:style-name="T12">T</text:span>racking senzor </text:p>
      <text:p text:style-name="P2"><text:span text:style-name="T2">6. </text:span><text:span text:style-name="T12">S</text:span>enzor <text:span text:style-name="T4">za detekciju </text:span>te<text:span text:style-name="T5">č</text:span><text:span text:style-name="T13">n</text:span>osti</text:p>
      <text:p text:style-name="P14">7. Ultrasonični senzor</text:p>
      <text:p text:style-name="P2"><text:span text:style-name="T14">8</text:span><text:span text:style-name="T2">. </text:span><text:span text:style-name="T12">L</text:span>ed diode</text:p>
      <text:p text:style-name="P2"><text:span text:style-name="T14">9</text:span><text:span text:style-name="T2">. </text:span><text:span text:style-name="T12">DC</text:span> motor</text:p>
      <text:p text:style-name="P2"><text:span text:style-name="T14">10</text:span><text:span text:style-name="T2">. </text:span><text:span text:style-name="T12">S</text:span>ervo motor<text:span text:style-name="T2">i</text:span></text:p>
      <text:p text:style-name="P2"/>
      <text:p text:style-name="P8"><text:span text:style-name="T11">Napomena:</text:span> Dokumentacija za svaku komponentu, <text:span text:style-name="T5">kao i druga razna objašnjenja,</text:span> se nalazi u <text:span text:style-name="T9">docs</text:span> folderu.</text:p>
      <text:p text:style-name="P4"/>
      <text:p text:style-name="P11">Analiza opreme</text:p>
      <text:p text:style-name="P6"/>
      <text:p text:style-name="P6">1. <text:span text:style-name="T6">NodeMCU – esp826</text:span><text:span text:style-name="T7">6</text:span></text:p>
      <text:p text:style-name="P8">NodeMCU je razvojna plo<text:span text:style-name="T5">č</text:span>ica koja je prvenstveno namijenjena za razvoj IoT projekata. Jedna od glavnih komponenti ove razvojne plo<text:span text:style-name="T5">č</text:span>e je<text:span text:style-name="T5">ste</text:span> esp8266 wi-fi modul. Navedenu razvojnu plo<text:span text:style-name="T5">č</text:span>u <text:span text:style-name="T5">ć</text:span>emo koristiti kao osnovu za realizaciju ovog projekta.</text:p>
      <text:p text:style-name="P6"/>
      <text:p text:style-name="P4"><text:span text:style-name="T3">2. </text:span><text:span text:style-name="T6">Fotosenzor</text:span></text:p>
      <text:p text:style-name="P4">Fotosenzor <text:span text:style-name="T5">ć</text:span>emo korisiti za detekciju svjetlosti izvan ku<text:span text:style-name="T5">ć</text:span>e. U zavisnosti od intenziteta svjetlosti na fotosenzoru, ima<text:span text:style-name="T5">ć</text:span>emo <text:span text:style-name="T5">tri </text:span>stanja:</text:p>
      <text:p text:style-name="P6">1. sun<text:span text:style-name="T5">č</text:span>an dan</text:p>
      <text:p text:style-name="P6">2. obla<text:span text:style-name="T5">č</text:span>an dan</text:p>
      <text:p text:style-name="P6">3. no<text:span text:style-name="T5">ć</text:span></text:p>
      <text:p text:style-name="P6">Svakih <text:span text:style-name="T9">n</text:span> sekundi <text:span text:style-name="T5">ć</text:span>emo na server slati podatke sa senzora. </text:p>
      <text:p text:style-name="P6"/>
      <text:p text:style-name="P4"><text:span text:style-name="T4">3. </text:span><text:span text:style-name="T6">Termistor</text:span></text:p>
      <text:p text:style-name="P4"><text:s/>Termistor <text:span text:style-name="T5">ć</text:span>emo koristiti za detekciju temperature. Na server <text:span text:style-name="T5">ć</text:span>emo svakih<text:span text:style-name="T9"> </text:span><text:span text:style-name="T10">n</text:span><text:span text:style-name="T9"> </text:span>sekundi slati temperaturu, te u zavisnosti od temperature <text:span text:style-name="T5">ć</text:span>emo <text:span text:style-name="T3">uklju</text:span><text:span text:style-name="T5">č</text:span><text:span text:style-name="T3">ivati/isklju</text:span><text:span text:style-name="T5">č</text:span><text:span text:style-name="T3">ivati ventilator/grijanje u ku</text:span><text:span text:style-name="T5">ć</text:span><text:span text:style-name="T3">i.</text:span></text:p>
      <text:p text:style-name="P4"/>
      <text:p text:style-name="P4"><text:soft-page-break/><text:span text:style-name="T4">4. </text:span><text:span text:style-name="T6">Tracking senzor</text:span></text:p>
      <text:p text:style-name="P4">Ovaj senzor <text:span text:style-name="T5">ć</text:span>emo koristiti za detekciju <text:span text:style-name="T3">objekta. Odnosno, detektovati </text:span><text:span text:style-name="T5">ć</text:span><text:span text:style-name="T3">emo da li se auto nalazi </text:span><text:span text:style-name="T14">u</text:span><text:span text:style-name="T3"> gara</text:span><text:span text:style-name="T5">ž</text:span><text:span text:style-name="T14">i</text:span><text:span text:style-name="T3">. Ukoliko se auto nalazi </text:span><text:span text:style-name="T14">u</text:span><text:span text:style-name="T3"> gara</text:span><text:span text:style-name="T5">ž</text:span><text:span text:style-name="T14">i</text:span><text:span text:style-name="T3">, na server </text:span><text:span text:style-name="T5">ć</text:span><text:span text:style-name="T3">emo slati vrijednost 1, ukoliko auta nema, slati </text:span><text:span text:style-name="T5">ć</text:span><text:span text:style-name="T3">emo vrijednost 0.</text:span></text:p>
      <text:p text:style-name="P4"/>
      <text:p text:style-name="P4"><text:span text:style-name="T4">5. </text:span><text:span text:style-name="T6">Senzor </text:span><text:span text:style-name="T8">za detekciju tecnosti</text:span></text:p>
      <text:p text:style-name="P4">Ovaj senzor <text:span text:style-name="T5">ćemo</text:span> koristiti da detektujemo da li ki<text:span text:style-name="T5">ša</text:span> pada <text:span text:style-name="T4">ili ne pada</text:span>. Ukoliko ki<text:span text:style-name="T5">š</text:span>a pada, ima<text:span text:style-name="T5">ć</text:span>emo mogu<text:span text:style-name="T5">ć</text:span>nost da prekrijemo bazen kako ne bi doslo do <text:span text:style-name="T4">prljanja vode u bazenu koji je p</text:span><text:span text:style-name="T5">o</text:span><text:span text:style-name="T4">red ku</text:span><text:span text:style-name="T5">ć</text:span><text:span text:style-name="T4">e.</text:span></text:p>
      <text:p text:style-name="P4"/>
      <text:p text:style-name="P14">6. <text:span text:style-name="T6">Ultrasonični senzor</text:span></text:p>
      <text:p text:style-name="P14">Ovaj senzot ćemo također korisiti za detekciju objekta. Naime, pomoću ultrasoničnog senzora ćemo pratiti da li se auto nalazi ispred garaže i koliko je udaljeno od garaže. Na osnovu ovih informacija moći ćemo utvarati i zatvarati garažu.</text:p>
      <text:p text:style-name="P7"/>
      <text:p text:style-name="P7"><text:span text:style-name="T14">7</text:span>. <text:span text:style-name="T6">LED diode</text:span></text:p>
      <text:p text:style-name="P7">Led diode <text:span text:style-name="T5">ć</text:span>emo u ovom projektu koristiti <text:span text:style-name="T5">za</text:span> osvjetljenje prostorija. Ku<text:span text:style-name="T5">ć</text:span>u <text:span text:style-name="T5">ć</text:span>emo podijeliti na <text:span text:style-name="T5">dvije</text:span> prostorije, dnevni boravak <text:span text:style-name="T5">i</text:span> spava<text:span text:style-name="T5">ć</text:span>u sobu. U svakoj sobi <text:span text:style-name="T5">ć</text:span>emo imati po jednu diodu koja <text:span text:style-name="T5">ć</text:span>e reprezentovati svjetolost u toj sobi.</text:p>
      <text:p text:style-name="P7">Tako<text:span text:style-name="T5">đ</text:span>er, jedna dioda <text:span text:style-name="T5">ć</text:span>e zamijeniti grija<text:span text:style-name="T5">č</text:span> ukoliko ga ne budemo mogli osposobiti.</text:p>
      <text:p text:style-name="P7">Signal za upravljanje diodama <text:span text:style-name="T5">ć</text:span>emo kupiti sa servera, odnosno, diodama <text:span text:style-name="T5">ć</text:span>emo upravljati preko aplikacije/web aplikacije.</text:p>
      <text:p text:style-name="P7"/>
      <text:p text:style-name="P7"><text:span text:style-name="T14">8</text:span>. <text:span text:style-name="T6">DC motor</text:span></text:p>
      <text:p text:style-name="P7">DC motor <text:span text:style-name="T5">ć</text:span>emo u ovom projektu koristiti kao ventilator, odnosno, kada se temperatura pove<text:span text:style-name="T5">ć</text:span>a iznad predvi<text:span text:style-name="T5">đ</text:span>ene, ima<text:span text:style-name="T5">ć</text:span>emo mogu<text:span text:style-name="T5">ć</text:span>nost da uklju<text:span text:style-name="T5">č</text:span>imo ventilator, odnosno, bez obzira na temperaturu, ukoliko to budemo <text:span text:style-name="T5">ž</text:span>eljeli, mo<text:span text:style-name="T5">ć</text:span>i <text:span text:style-name="T5">ć</text:span>emo uklju<text:span text:style-name="T5">č</text:span>iti ventilator.</text:p>
      <text:p text:style-name="P7"/>
      <text:p text:style-name="P7"><text:span text:style-name="T14">9</text:span>. <text:span text:style-name="T6">Servo motori</text:span></text:p>
      <text:p text:style-name="P7">Servo motore <text:span text:style-name="T5">ć</text:span>emo koristiti za otvaranje, odnosno zatvaranje gara<text:span text:style-name="T5">ž</text:span>nih vrata. Tako<text:span text:style-name="T5">đer</text:span>, koristiti <text:span text:style-name="T5">ć</text:span>emo ih za pokrivanje/otkrivanje bazena. Kao <text:span text:style-name="T5">i</text:span> ostalim izlazima iz sistema, <text:span text:style-name="T5">i</text:span> servo motorima <text:span text:style-name="T5">ć</text:span>emo upravljati pomo<text:span text:style-name="T5">ć</text:span>u aplikacije/web aplikacije.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2T20:05:24.213470646</meta:creation-date>
    <dc:date>2021-11-30T10:25:54.466804653</dc:date>
    <meta:editing-duration>PT13M55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41" meta:word-count="532" meta:character-count="3542" meta:non-whitespace-character-count="3043"/>
  </office:meta>
</office:document-meta>
</file>